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Bean.getEndDate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ssionBean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Bean.setEndDate( String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Bean.setEndDate( Calendar end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Bean.set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Bean.setStartDate( String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Bean.getTes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Bean.getEnd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Bean.getStar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Bean.setTester( String tes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Bean.getStartDate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ssionBean.getSess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Bean.setStartDate( Calendar start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